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Standard">
      <style:paragraph-properties fo:line-height="150%"/>
      <style:text-properties style:font-name="Ubuntu" fo:font-size="14pt" officeooo:rsid="00072cf4" officeooo:paragraph-rsid="00072cf4" style:font-size-asian="12.25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72cf4" officeooo:paragraph-rsid="00078e0d" style:font-size-asian="12.25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72cf4" officeooo:paragraph-rsid="00259596" style:font-size-asian="12.25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97a27" officeooo:paragraph-rsid="000ab96b" style:font-size-asian="12.25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97a27" officeooo:paragraph-rsid="001359f5" style:font-size-asian="12.25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97a27" officeooo:paragraph-rsid="002239a8" style:font-size-asian="12.25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97a27" officeooo:paragraph-rsid="00273707" style:font-size-asian="12.25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d2e02" officeooo:paragraph-rsid="000d2e02" style:font-size-asian="12.25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d2e02" officeooo:paragraph-rsid="000f1733" style:font-size-asian="12.25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d2e02" officeooo:paragraph-rsid="000fd477" style:font-size-asian="12.25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fd477" officeooo:paragraph-rsid="00126199" style:font-size-asian="12.25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fd477" officeooo:paragraph-rsid="00253e53" style:font-size-asian="12.25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359f5" officeooo:paragraph-rsid="001ec2e8" style:font-size-asian="12.25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359f5" officeooo:paragraph-rsid="001359f5" style:font-size-asian="12.25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20c223" officeooo:paragraph-rsid="0020c223" style:font-size-asian="12.25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210f50" officeooo:paragraph-rsid="00210f50" style:font-size-asian="12.25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239a8" officeooo:paragraph-rsid="002239a8" style:font-size-asian="12.25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style:font-size-asian="12.25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paragraph-rsid="000b7611" style:font-size-asian="12.25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0b7611" officeooo:paragraph-rsid="000b7611" style:font-size-asian="12.25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53e53" officeooo:paragraph-rsid="00275b03" style:font-size-asian="12.25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fo:font-weight="bold" officeooo:rsid="00078e0d" officeooo:paragraph-rsid="00078e0d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line-height="150%"/>
      <style:text-properties style:font-name="Ubuntu" fo:font-size="14pt" fo:font-weight="bold" officeooo:rsid="001359f5" officeooo:paragraph-rsid="001359f5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line-height="150%"/>
      <style:text-properties style:font-name="Ubuntu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/>
      <style:text-properties style:font-name="Ubuntu" fo:font-size="14pt" fo:font-weight="normal" officeooo:rsid="00078e0d" officeooo:paragraph-rsid="00078e0d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line-height="150%"/>
      <style:text-properties style:font-name="Ubuntu" fo:font-size="14pt" fo:font-weight="normal" officeooo:rsid="00078e0d" officeooo:paragraph-rsid="0026ed61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line-height="150%"/>
      <style:text-properties style:font-name="Ubuntu" fo:font-size="14pt" fo:font-weight="normal" officeooo:rsid="0020c223" officeooo:paragraph-rsid="0020c223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c2e8" style:font-weight-asian="bold" style:font-weight-complex="bold"/>
    </style:style>
    <style:style style:name="T3" style:family="text">
      <style:text-properties fo:font-weight="bold" officeooo:rsid="00078e0d" style:font-weight-asian="bold" style:font-weight-complex="bold"/>
    </style:style>
    <style:style style:name="T4" style:family="text">
      <style:text-properties officeooo:rsid="00078e0d"/>
    </style:style>
    <style:style style:name="T5" style:family="text">
      <style:text-properties fo:font-weight="normal" officeooo:rsid="00078e0d" style:font-weight-asian="normal" style:font-weight-complex="normal"/>
    </style:style>
    <style:style style:name="T6" style:family="text">
      <style:text-properties officeooo:rsid="000ab96b"/>
    </style:style>
    <style:style style:name="T7" style:family="text">
      <style:text-properties officeooo:rsid="000f1733"/>
    </style:style>
    <style:style style:name="T8" style:family="text">
      <style:text-properties officeooo:rsid="000fd477"/>
    </style:style>
    <style:style style:name="T9" style:family="text">
      <style:text-properties officeooo:rsid="00126199"/>
    </style:style>
    <style:style style:name="T10" style:family="text">
      <style:text-properties officeooo:rsid="001359f5"/>
    </style:style>
    <style:style style:name="T11" style:family="text">
      <style:text-properties officeooo:rsid="0013fe11"/>
    </style:style>
    <style:style style:name="T12" style:family="text">
      <style:text-properties officeooo:rsid="00158d1e"/>
    </style:style>
    <style:style style:name="T13" style:family="text">
      <style:text-properties style:font-name="Ubuntu" fo:font-weight="normal" officeooo:rsid="002649cf" style:font-weight-asian="normal" style:font-weight-complex="normal"/>
    </style:style>
    <style:style style:name="T14" style:family="text">
      <style:text-properties style:font-name="Ubuntu" fo:font-weight="normal" officeooo:rsid="002b9e96" style:font-weight-asian="normal" style:font-weight-complex="normal"/>
    </style:style>
    <style:style style:name="T15" style:family="text">
      <style:text-properties style:font-name="Ubuntu" fo:font-weight="normal" officeooo:rsid="0027d6f4" style:font-weight-asian="normal" style:font-weight-complex="normal"/>
    </style:style>
    <style:style style:name="T16" style:family="text">
      <style:text-properties style:font-name="Ubuntu" fo:font-weight="normal" officeooo:rsid="0029cdcc" style:font-weight-asian="normal" style:font-weight-complex="normal"/>
    </style:style>
    <style:style style:name="T17" style:family="text">
      <style:text-properties officeooo:rsid="001ec2e8"/>
    </style:style>
    <style:style style:name="T18" style:family="text">
      <style:text-properties officeooo:rsid="00210f50"/>
    </style:style>
    <style:style style:name="T19" style:family="text">
      <style:text-properties officeooo:rsid="00097a27"/>
    </style:style>
    <style:style style:name="T20" style:family="text">
      <style:text-properties officeooo:rsid="00259596"/>
    </style:style>
    <style:style style:name="T21" style:family="text">
      <style:text-properties officeooo:rsid="0026ed61"/>
    </style:style>
    <style:style style:name="T22" style:family="text">
      <style:text-properties officeooo:rsid="00273707"/>
    </style:style>
    <style:style style:name="T23" style:family="text">
      <style:text-properties officeooo:rsid="00275b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M</text:h>
      <text:p text:style-name="P2">Dom é uma sigla para <text:span text:style-name="T1">D</text:span>ocument <text:span text:style-name="T1">O</text:span>bject <text:span text:style-name="T1">M</text:span>odel (modelo de objetos para documentos), é basicamente um conjunto de objetos dentro do navegador que vai dar acesso aos componentes internos de um site, ele é feito unicamente para front-end, por isso esta presente apenas quando o javascript esta sendo rodado dentro do navegador, sendo impossivel usa-lo no nodejs.</text:p>
      <text:p text:style-name="P2">_____________________________________________________________________</text:p>
      <text:h text:style-name="P1" text:outline-level="1">Arvore Dom</text:h>
      <text:p text:style-name="P3">A arvore DOM começa da raiz, essa raiz é chamada de window, <text:span text:style-name="T4">no javascript tudo esta dentro d</text:span><text:span text:style-name="T21">ela</text:span><text:span text:style-name="T4">, </text:span><text:span text:style-name="T20">que no caso é a </text:span><text:span text:style-name="T4">janela do navegador, dentro do window tem varios outros objetos </text:span><text:span text:style-name="T21">e assim por diante</text:span><text:span text:style-name="T4">.</text:span></text:p>
      <text:p text:style-name="P3">___________________</text:p>
      <text:p text:style-name="P23">Window:</text:p>
      <text:p text:style-name="P27"><text:s text:c="3"/><text:span text:style-name="T1">location</text:span>: Diz qual é a localização do site, URL, pagina atual, pagina <text:s text:c="4"/></text:p>
      <text:p text:style-name="P27"><text:s text:c="3"/>anterior</text:p>
      <text:p text:style-name="P26"><text:s text:c="3"/><text:span text:style-name="T1">document</text:span>: É o documento atual</text:p>
      <text:p text:style-name="P4"><text:span text:style-name="T5"><text:s text:c="3"/></text:span><text:span text:style-name="T3">history</text:span><text:span text:style-name="T5">: </text:span><text:span text:style-name="T4">Guarda de onde veio, pra onde vai, facilitando a navegação</text:span></text:p>
      <text:p text:style-name="P4"><text:span text:style-name="T19"><text:s text:c="3"/>Dentro desses objetos tem outros objetos:</text:span></text:p>
      <text:p text:style-name="P5">___________________</text:p>
      <text:p text:style-name="P25">Estrutura Dom em Comandos:</text:p>
      <text:p text:style-name="P9">window.document.write(‘ ’) - Escreve no documento</text:p>
      <text:p text:style-name="P10">window.document.write(<text:span text:style-name="T7">window.document.charset</text:span>) - <text:span text:style-name="T7">Mostra o set (padrão) de caracteres do documento</text:span></text:p>
      <text:p text:style-name="P10">window.document.write(<text:span text:style-name="T7">window.navigator.appName</text:span>) - <text:span text:style-name="T7">Mostra o navegador atual</text:span> </text:p>
      <text:p text:style-name="P11">window.document.write(<text:span text:style-name="T7">window.</text:span><text:span text:style-name="T8">document.URL</text:span>) - <text:span text:style-name="T8">Mostra a URL atual</text:span></text:p>
      <text:p text:style-name="P6">_____________________________________________________________________</text:p>
      <text:h text:style-name="P1" text:outline-level="1"><text:soft-page-break/>Selecionando</text:h>
      <text:p text:style-name="P13">É <text:span text:style-name="T10">possível navegar por toda a arvore DOM utilizando diversas maneiras, percorrendo entre os elementos </text:span><text:span text:style-name="T9">( </text:span>tudo o que aparece na arvore DOM<text:span text:style-name="T9">) </text:span><text:span text:style-name="T10">e tendo acesso a vários componentes.</text:span></text:p>
      <text:p text:style-name="P12"><text:span text:style-name="T23">Uma dessas maneiras é </text:span><text:span text:style-name="T10">selecionar os elementos, tem 5 metodos: </text:span><text:span text:style-name="T17">Tag (marca), ID, Nome, Classe e Seletor</text:span></text:p>
      <text:p text:style-name="P8">___________________</text:p>
      <text:p text:style-name="P14"><text:span text:style-name="T2">P</text:span><text:span text:style-name="T1">or Marca:</text:span></text:p>
      <text:p text:style-name="P14"><text:span text:style-name="T11">getElementsByTagName( <text:s/>) - Seleciona todas as tags de algum tipo</text:span></text:p>
      <text:p text:style-name="P15"><text:span text:style-name="T2">P</text:span><text:span text:style-name="T1">or ID:</text:span></text:p>
      <text:p text:style-name="P28">getElementById( <text:s/>) - Seleciona <text:span text:style-name="T18">o</text:span> elemento por seu ID</text:p>
      <text:p text:style-name="P24"><text:span text:style-name="T17">P</text:span>or Nome:</text:p>
      <text:p text:style-name="P16">getElementsByName( <text:s/>) - Seleciona todos os elementos que tenham o mesmo <text:span text:style-name="T18">nome (</text:span>name<text:span text:style-name="T18">=” <text:s/>“)</text:span></text:p>
      <text:p text:style-name="P24">por Classe:</text:p>
      <text:p text:style-name="P17">getElementsByClassName( <text:s/>) - Seleciona todos os elementos que tenham a mesma classe</text:p>
      <text:p text:style-name="P24">por Seletor:</text:p>
      <text:p text:style-name="P22">querySelector( <text:s/>) - <text:span text:style-name="T13">Seleciona o elemento p</text:span><text:span text:style-name="T14">elo</text:span><text:span text:style-name="T15"> </text:span><text:span text:style-name="T13">seletor</text:span></text:p>
      <text:p text:style-name="P22">querySelectorAll( <text:s/>) - <text:span text:style-name="T16">Seleciona todos os elementos que tenham o mesmo seletor</text:span></text:p>
      <text:p text:style-name="P7">___________________</text:p>
      <text:p text:style-name="P18">Sempre que estiver no plural é necessario usar colchete<text:span text:style-name="T23">s</text:span> ( [ ] ) para selecionar um elemento único <text:span text:style-name="T22">pela posição</text:span></text:p>
      <text:p text:style-name="P17">_____________________________________________________________________</text:p>
      <text:p text:style-name="P17"/>
      <text:p text:style-name="P12"/>
      <text:p text:style-name="P12"/>
      <text:p text:style-name="P19"/>
      <text:p text:style-name="P19"><text:soft-page-break/></text:p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1"/>
      <text:p text:style-name="P21"/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3T11:35:07.719557240</meta:creation-date>
    <dc:date>2022-09-04T10:48:03.923520653</dc:date>
    <meta:editing-duration>PT11H2M50S</meta:editing-duration>
    <meta:editing-cycles>9</meta:editing-cycles>
    <meta:generator>LibreOffice/7.3.5.2$Linux_X86_64 LibreOffice_project/30$Build-2</meta:generator>
    <meta:document-statistic meta:table-count="0" meta:image-count="0" meta:object-count="0" meta:page-count="3" meta:paragraph-count="37" meta:word-count="314" meta:character-count="2263" meta:non-whitespace-character-count="1958"/>
  </office:meta>
</office:document-meta>
</file>